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80480" officeooo:paragraph-rsid="00180480"/>
    </style:style>
    <style:style style:name="P2" style:family="paragraph" style:parent-style-name="Standard">
      <style:text-properties fo:font-size="12pt" officeooo:rsid="00180480" officeooo:paragraph-rsid="00180480" style:font-size-asian="12pt" style:font-size-complex="12pt"/>
    </style:style>
    <style:style style:name="P3" style:family="paragraph" style:parent-style-name="Standard">
      <style:text-properties officeooo:rsid="001a5302" officeooo:paragraph-rsid="001a5302"/>
    </style:style>
    <style:style style:name="T1" style:family="text">
      <style:text-properties officeooo:rsid="001862ee"/>
    </style:style>
    <style:style style:name="T2" style:family="text">
      <style:text-properties officeooo:rsid="001aee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验证系统联网自动升级ＦＷ是否也会更新，模拟用户端的升级行为</text:p>
      <text:p text:style-name="P1">１先把写保护都关闭（不关闭<text:span text:style-name="T1">ro_fwid将不会被刷写</text:span>），刷回至一个较老的版本（在环境里git branch -a 可以列出每一版镜像对应Ｒ几），用命令<text:span text:style-name="T1">crossystem看一下当前的fwid 和 ro_fwid 。</text:span></text:p>
      <text:p text:style-name="P1">２把软硬件写保护都打开（模拟用户），联网登录系统，在设置里面的“关于<text:span text:style-name="T1">chromeos </text:span>”中检查更新系统，更新完毕后<text:span text:style-name="T1">restart</text:span></text:p>
      <text:p text:style-name="P1">３系统会自动执行<text:span text:style-name="T1">fw更新，进入系统后再crossystem看一下当前的fwid 和ro_fwid</text:span></text:p>
      <text:p text:style-name="P1"/>
      <text:p text:style-name="P3">【N23　要开关写保护有点特殊，需要—wp-range指定烧写区域，若ec写保护无法关闭，尝试重启电脑<text:span text:style-name="T2">(热启动)</text:span>重载ec看看start/end区域是哪一段再disable，冷启动和热启动重载的区域还不一致，看start/end区域定】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3:48:41.332416015</meta:creation-date>
    <meta:generator>LibreOffice/4.2.8.2$Linux_X86_64 LibreOffice_project/420m0$Build-2</meta:generator>
    <dc:date>2018-01-05T15:09:31.612982910</dc:date>
    <meta:editing-duration>PT6M17S</meta:editing-duration>
    <meta:editing-cycles>3</meta:editing-cycles>
    <meta:document-statistic meta:table-count="0" meta:image-count="0" meta:object-count="0" meta:page-count="1" meta:paragraph-count="5" meta:word-count="258" meta:character-count="365" meta:non-whitespace-character-count="356"/>
  </office:meta>
</office:document-meta>
</file>